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2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36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37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8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9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41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2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3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5" style:family="paragraph" style:parent-style-name="Standard">
      <style:text-properties style:font-name="Consolas" fo:font-size="14pt" style:font-size-asian="14pt" style:font-size-complex="14pt"/>
    </style:style>
    <style:style style:name="P46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style:text-autospace="none"/>
    </style:style>
    <style:style style:name="P49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3333"/>
    </style:style>
    <style:style style:name="T20" style:family="text">
      <style:text-properties fo:color="#99000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3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4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6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29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0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1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="Consolas" style:font-name-asian="Consolas1" style:font-name-complex="Consolas1"/>
    </style:style>
    <style:style style:name="T33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-asian="Consolas1" style:font-name-complex="Consolas1"/>
    </style:style>
    <style:style style:name="T35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38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39" style:family="text">
      <style:text-properties style:use-window-font-color="true" style:font-name="Consolas1" style:font-name-asian="Consolas1" style:font-name-complex="Consolas1"/>
    </style:style>
    <style:style style:name="T40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1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4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3" style:family="text">
      <style:text-properties style:font-name-asian="Consolas1" style:font-name-complex="Consolas1"/>
    </style:style>
    <style:style style:name="T44" style:family="text">
      <style:text-properties fo:color="#cc0000"/>
    </style:style>
    <style:style style:name="T45" style:family="text">
      <style:text-properties fo:color="#cc0000" style:font-name-asian="Consolas1" style:font-name-complex="Consolas1"/>
    </style:style>
    <style:style style:name="T46" style:family="text">
      <style:text-properties fo:color="#cc0000" fo:font-weight="bold" style:font-weight-asian="bold" style:font-weight-complex="bold"/>
    </style:style>
    <style:style style:name="T47" style:family="text">
      <style:text-properties fo:color="#cc0000" fo:font-size="14pt" style:font-size-asian="14pt" style:font-size-complex="14pt"/>
    </style:style>
    <style:style style:name="T48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49" style:family="text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50" style:family="text">
      <style:text-properties fo:color="#cc0000" style:font-name="Consolas" fo:background-color="transparent" style:font-name-asian="Consolas1" style:font-name-complex="Consolas1"/>
    </style:style>
    <style:style style:name="T51" style:family="text">
      <style:text-properties fo:color="#cc0000" fo:font-weight="normal" style:font-weight-asian="normal" style:font-weight-complex="normal"/>
    </style:style>
    <style:style style:name="T52" style:family="text">
      <style:text-properties fo:color="#800000" style:font-name-asian="Consolas1" style:font-name-complex="Consolas1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5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6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57" style:family="text">
      <style:text-properties style:font-name="Consolas" fo:font-weight="normal" style:font-weight-asian="normal" style:font-weight-complex="normal"/>
    </style:style>
    <style:style style:name="T58" style:family="text">
      <style:text-properties style:font-name="Consolas" fo:font-weight="bold" style:font-weight-asian="bold" style:font-weight-complex="bold"/>
    </style:style>
    <style:style style:name="T59" style:family="text">
      <style:text-properties style:font-name="Consolas" style:font-name-asian="Consolas1" style:font-name-complex="Consolas1"/>
    </style:style>
    <style:style style:name="T6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Consolas1"/>
    </style:style>
    <style:style style:name="T63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10">Runde</text:span> <text:s text:c="112"/>6. <text:span text:style-name="T10">T-jam</text:span></text:p>
      <text:p text:style-name="P10"/>
      <text:p text:style-name="P10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19">CD</text:span>--E--- <text:s text:c="8"/></text:p>
      <text:p text:style-name="P34"><text:s text:c="7"/>5----4---2---1-1---- <text:s text:c="2"/>5----5---3---2-2---- <text:s text:c="2"/>4----3---3---1-2---- <text:s text:c="2"/>4----3---3---0-1---- <text:s text:c="2"/>----4---3---30--1--- <text:s text:c="8"/></text:p>
      <text:p text:style-name="P3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19">CD</text:span>---E--</text:p>
      <text:p text:style-name="P34"><text:s text:c="7"/>----4---3---30--1--- <text:s text:c="2"/>----5---4---41--2--- <text:s text:c="2"/>----3---3---01--2--- <text:s text:c="2"/>----3---2---00--1--- <text:s text:c="2"/>-------3--2-00---1--</text:p>
      <text:p text:style-name="P3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0">AB</text:span>-<text:span text:style-name="T19">C</text:span>-D----E</text:p>
      <text:p text:style-name="P34"><text:s text:c="7"/>-------3--2-00---1-- <text:s text:c="2"/>-------4--3-11---2-- <text:s text:c="2"/>-------2--1-01---2-- <text:s text:c="2"/>-------2--0-01---2-- <text:s text:c="2"/>---------20-0-1----2</text:p>
      <text:p text:style-name="P3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0">A</text:span>-<text:span text:style-name="T19">BC</text:span>--D----</text:p>
      <text:p text:style-name="P34"><text:s text:c="7"/>---------20-0-1----2 <text:s text:c="2"/>---------31-1-2----3 <text:s text:c="2"/>---------01-1-2----3 <text:s text:c="2"/>---------01-0-1----2 <text:s text:c="2"/>-2-------0-10--1----</text:p>
      <text:p text:style-name="P3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19">AB</text:span>-C---D--</text:p>
      <text:p text:style-name="P34"><text:s text:c="7"/>-2-------0-10--1---- <text:s text:c="2"/>-3-------1-21--2---- <text:s text:c="2"/>-3-------1-01--2---- <text:s text:c="2"/>-3-------1-01--2---- <text:s text:c="2"/>----3-----10-1---2--</text:p>
      <text:p text:style-name="P3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6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1">Step1|</text:span><text:span text:style-name="T44">Step6</text:span><text:span text:style-name="T21">|Auto6|</text:span><text:span text:style-name="T44">AutoX</text:span>}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On|Off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27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Toggle Mode <text:s text:c="11"/><text:span text:style-name="T10">s</text:span> – Abbruch</text:p>
      <text:p text:style-name="P1"><text:s text:c="6"/><text:span text:style-name="T10">q</text:span> – Start.. <text:s text:c="15"/><text:span text:style-name="T10">+</text:span> – Inkrement Setting</text:p>
      <text:p text:style-name="P1"><text:s text:c="6"/><text:span text:style-name="T10">f</text:span> – Save.. <text:s text:c="16"/><text:span text:style-name="T10">-</text:span> – Dekrement Setting</text:p>
      <text:p text:style-name="P1"><text:s text:c="6"/><text:span text:style-name="T10">c</text:span> – Toggle Cruise-control <text:s/><text:span text:style-name="T10">ENTER</text:span> – Next..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5"/>e</text:span> – Exit <text:s text:c="27"/><text:span text:style-name="T46">Esc</text:span><text:span text:style-name="T44"> – Abbruch</text:span></text:p>
      <text:p text:style-name="P1"><text:s text:c="5"/><text:span text:style-name="T10">s</text:span> – Abbruch <text:s text:c="24"/><text:span text:style-name="T46">&gt;</text:span><text:span text:style-name="T44"> – Toggle ON/OFF</text:span></text:p>
      <text:p text:style-name="P1"><text:s text:c="5"/><text:span text:style-name="T10">LEER</text:span> – Next..<text:span text:style-name="T53"> [</text:span><text:span text:style-name="T47">MODE==STEP1||MODE==STEP6</text:span><text:span text:style-name="T53">] <text:s text:c="5"/></text:span><text:span text:style-name="T46">ENTER</text:span><text:span text:style-name="T44"> – Speichere Settings</text:span></text:p>
      <text:p text:style-name="P1"><text:s text:c="5"/><text:span text:style-name="T10">p</text:span> – Abbruch und drucken <text:span text:style-name="T53">[SAVE==ON]</text:span> <text:s text:c="4"/><text:span text:style-name="T46">{a-z,A-Z,0-9,:,\,., ,_,-}</text:span><text:span text:style-name="T44"> – Pfad</text:span> </text:p>
      <text:p text:style-name="P1"><text:s text:c="41"/><text:span text:style-name="T46">BACKSPACE</text:span><text:span text:style-name="T44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1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7">Straße:</text:span></text:p>
      <text:p text:style-name="P5"><text:span text:style-name="T18"><text:s text:c="6"/>Streifen a </text:span><text:span text:style-name="T10">1000 Autos lang</text:span><text:span text:style-name="T18">. Straße ist </text:span><text:span text:style-name="T10">endlich, aber unbegrenzt</text:span>, denn ihr rechtes und linkes </text:p>
      <text:p text:style-name="P5"><text:s text:c="6"/>Ende sind topologisch miteinander verbunden. Auf der <text:span text:style-name="T10">einspurigen Straße</text:span> fahren Autos nach rechts. </text:p>
      <text:p text:style-name="P4"/>
      <text:p text:style-name="P5"><text:span text:style-name="T18"><text:s text:c="4"/></text:span><text:span text:style-name="T10">Cruise-control (Tempomat): </text:span><text:span text:style-name="T18"><text:s text:c="7"/></text:span></text:p>
      <text:p text:style-name="P5"><text:span text:style-name="T18"><text:s text:c="6"/>Auf </text:span><text:span text:style-name="T10">Trödeln</text:span> bei Maximalgeschwindigkeit [<text:span text:style-name="T10">V == Vmax</text:span>] <text:span text:style-name="T10">verzichten</text:span>.</text:p>
      <text:p text:style-name="P5"/>
      <text:p text:style-name="P5"><text:s text:c="3"/><text:span text:style-name="T10"><text:s/>Increased delay at v=0: </text:span></text:p>
      <text:p text:style-name="P5"><text:span text:style-name="T10"><text:s text:c="6"/></text:span><text:span text:style-name="T18">Wenn <text:s text:c="2"/>[</text:span><text:span text:style-name="T55">iIncreasedDelayAtV0Prozent &gt; 0</text:span><text:span text:style-name="T54">], dann:</text:span></text:p>
      <text:p text:style-name="P5"><text:span text:style-name="T18"><text:s text:c="6"/>Wenn im Zustand '</text:span><text:span text:style-name="T10">NewTick</text:span><text:span text:style-name="T18">' [</text:span><text:span text:style-name="T10">v == 0</text:span><text:span text:style-name="T18">] benutze in dieser Runde </text:span><text:span text:style-name="T10">X als </text:span></text:p>
      <text:p text:style-name="P5"><text:span text:style-name="T10"><text:s text:c="6"/>Trödelwahrscheinlichkeit</text:span><text:span text:style-name="T18"> im Zustand '</text:span><text:span text:style-name="T10">Trödeln</text:span><text:span text:style-name="T18">'. =&gt; Der Fahrer trödelt dann beim anfahren stärker.</text:span></text:p>
      <text:p text:style-name="P5"><text:span text:style-name="T57"><text:s text:c="6"/></text:span><text:span text:style-name="T17">(X</text:span><text:span text:style-name="T60">∈</text:span><text:span text:style-name="T17">{0..99}:X&gt;</text:span><text:span text:style-name="T55">iPDDProzent</text:span><text:span text:style-name="T17">:X=</text:span><text:span text:style-name="T56">iPDDProzent</text:span><text:span text:style-name="T17">+(100-X)*</text:span><text:span text:style-name="T56">iIncreasedDelayAtV0Prozent</text:span><text:span text:style-name="T17">) </text:span></text:p>
      <text:p text:style-name="P5"><text:span text:style-name="T18"><text:s text:c="6"/></text:span></text:p>
      <text:p text:style-name="P5"><text:s text:c="4"/><text:span text:style-name="T10">Save to file:</text:span></text:p>
      <text:p text:style-name="P5"><text:s text:c="6"/>Wenn <text:span text:style-name="T18">[</text:span><text:span text:style-name="T10">SAVE==ON</text:span><text:span text:style-name="T18">] wird immer nach dem Zustand '</text:span><text:span text:style-name="T10">Teste Stau</text:span><text:span text:style-name="T18">' </text:span><text:span text:style-name="T51">die Autos in Abhnängigkeit der </text:span></text:p>
      <text:p text:style-name="P4"><text:span text:style-name="T44"><text:s text:c="6"/>Geschwindigkeit als Farbwert auf einem Bildstreifen gespeichert</text:span>.</text:p>
      <text:p text:style-name="P5"><text:span text:style-name="T18"><text:s text:c="6"/>Wenn, </text:span><text:span text:style-name="T10">p – Abbruch und drucken [SAVE==ON]</text:span><text:span text:style-name="T18">, gedrückt wird, wird der Algorithmus abgebrochen und </text:span><text:span text:style-name="T51">alle</text:span></text:p>
      <text:p text:style-name="P5"><text:span text:style-name="T51"><text:s text:c="6"/>bisher gespeicherten Bildstreifen als </text:span><text:span text:style-name="T46">*.bmp </text:span><text:span text:style-name="T51">in eine Datei gespeichert</text:span><text:span text:style-name="T18">.</text:span></text:p>
      <text:p text:style-name="P5"><text:span text:style-name="T18"><text:s text:c="6"/>Falls der Algorithmus abgebrochen wird aufgrund von [</text:span><text:span text:style-name="T10">Ticks &gt;= MAXTICKS</text:span><text:span text:style-name="T18">] und [</text:span><text:span text:style-name="T10">SAVE==ON</text:span><text:span text:style-name="T18">] </text:span></text:p>
      <text:p text:style-name="P4"><text:s text:c="6"/><text:span text:style-name="T44">wird auch in eine Datei gespeichert</text:span>.</text:p>
      <text:p text:style-name="P4"/>
      <text:p text:style-name="P5"><text:span text:style-name="T18"><text:s text:c="4"/></text:span><text:span text:style-name="T10">Ticks:</text:span></text:p>
      <text:p text:style-name="P4"><text:s text:c="6"/>Anzahl an Ticks/Runden. Maximal <text:span text:style-name="T10">500</text:span> (<text:span text:style-name="T10">MAXTICKS) </text:span>danach wird automatisch abgebrochen </text:p>
      <text:p text:style-name="P4"><text:s text:c="6"/>und falls [<text:span text:style-name="T10">SAVE==ON</text:span>] wird <text:span text:style-name="T44">auch in Datei gespeichert</text:span>. <text:span text:style-name="T10">Ein Tick</text:span>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9"><text:s text:c="4"/>P-DD (Dilly-dally-P%):</text:p>
      <text:p text:style-name="P5"><text:span text:style-name="T10"><text:s text:c="4"/></text:span><text:span text:style-name="T18"><text:s text:c="2"/>Trödelwahrscheinlichkeit (</text:span><text:span text:style-name="T55">iPDDProzent bzw X</text:span><text:span text:style-name="T54">)</text:span><text:span text:style-name="T18">. </text:span></text:p>
      <text:p text:style-name="P5"><text:span text:style-name="T18"><text:s text:c="6"/>Wenn [</text:span><text:span text:style-name="T10">Random(0..100) &lt; P-DD</text:span><text:span text:style-name="T7">]</text:span><text:span text:style-name="T18"> dann trödelt das Auto und es wird</text:span></text:p>
      <text:p text:style-name="P4"><text:s text:c="6"/>um 1 langsamer.</text:p>
      <text:p text:style-name="P4"/>
      <text:p text:style-name="P4"><text:s text:c="4"/></text:p>
      <text:p text:style-name="P50"/>
      <text:p text:style-name="P5"><text:span text:style-name="T18"><text:s text:c="4"/></text:span><text:span text:style-name="T10">Total traffic jams + Current traffic jams + Time without jams:</text:span></text:p>
      <text:p text:style-name="P4"><text:s text:c="7"/></text:p>
      <text:p text:style-name="P4"><text:span text:style-name="T10"><text:s text:c="6"/>Total traffic jams</text:span> ist die Anzahl gesamter <text:span text:style-name="T10">neuer Staus</text:span>. </text:p>
      <text:p text:style-name="P4"><text:s text:c="6"/><text:span text:style-name="T10">Current traffic jams </text:span>ist die Anzahl <text:span text:style-name="T10">gerade bestehender Staus</text:span>.</text:p>
      <text:p text:style-name="P4"/>
      <text:p text:style-name="P4"><text:s text:c="6"/>FALL A:</text:p>
      <text:p text:style-name="P4"><text:s text:c="6"/>Ein <text:span text:style-name="T61">neuer Stau</text:span> ist dadurch zu erkennen, dass ein Auto, welches </text:p>
      <text:p text:style-name="P4"><text:span text:style-name="T10"><text:s text:c="6"/>noch nicht im Stau</text:span> war, nach dem Zustand '<text:span text:style-name="T10">Fahren</text:span>',</text:p>
      <text:p text:style-name="P4"><text:s text:c="6"/>die <text:span text:style-name="T10">Geschwindigkeit 0</text:span> hat </text:p>
      <text:p text:style-name="P4"><text:s text:c="6"/>UND entweder, der <text:span text:style-name="T10">Abstand zum Vordermann größer 1</text:span> ist </text:p>
      <text:p text:style-name="P4"><text:s text:c="6"/>ODER der <text:span text:style-name="T10">Vordermann nicht im Stau</text:span> ist. </text:p>
      <text:p text:style-name="P4"/>
      <text:p text:style-name="P4"><text:s text:c="6"/>FALL B:</text:p>
      <text:p text:style-name="P4"><text:s text:c="6"/>Ein Auto <text:span text:style-name="T10">wird teil eines bestehenden Staus</text:span>, wenn das Auto</text:p>
      <text:p text:style-name="P4"><text:span text:style-name="T10"><text:s text:c="6"/>noch nicht im Stau</text:span> ist, nach dem Zustand '<text:span text:style-name="T10">Fahren</text:span>',</text:p>
      <text:p text:style-name="P4"><text:s text:c="6"/>die <text:span text:style-name="T10">Geschwindigkeit 0 </text:span>hat,</text:p>
      <text:p text:style-name="P4"><text:s text:c="6"/>dessen <text:span text:style-name="T10">Abstand zum Vordermann kleiner 2</text:span> ist </text:p>
      <text:p text:style-name="P4"><text:s text:c="6"/>UND der <text:span text:style-name="T10">Vordermann im Stau</text:span> ist.</text:p>
      <text:p text:style-name="P4"/>
      <text:p text:style-name="P4"><text:s text:c="6"/>FALL C:</text:p>
      <text:p text:style-name="P4"><text:s text:c="6"/>Ein Auto <text:span text:style-name="T10">wird teil eines bestehenden Staus</text:span>, wenn das Auto</text:p>
      <text:p text:style-name="P4"><text:span text:style-name="T10"><text:s text:c="6"/>noch nicht im Stau</text:span> ist, nach dem Zustand '<text:span text:style-name="T10">Fahren</text:span>',</text:p>
      <text:p text:style-name="P4"><text:s text:c="6"/>die <text:span text:style-name="T10">Geschwindigkeit größer 0 </text:span>hat,</text:p>
      <text:p text:style-name="P4"><text:s text:c="6"/>dessen <text:span text:style-name="T10">Abstand zum Vordermann kleiner 2</text:span> ist, </text:p>
      <text:p text:style-name="P4"><text:s text:c="6"/>UND der <text:span text:style-name="T10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10">aus dem Stau draußen</text:span>, wenn das Auto</text:p>
      <text:p text:style-name="P4"><text:span text:style-name="T10"><text:s text:c="6"/>im Stau</text:span> ist, nach dem Zustand '<text:span text:style-name="T10">Fahren</text:span>',</text:p>
      <text:p text:style-name="P4"><text:s text:c="6"/>die <text:span text:style-name="T10">Geschwindigkeit größer 0 </text:span>hat</text:p>
      <text:p text:style-name="P4"><text:s text:c="6"/>UND dessen <text:span text:style-name="T10">Abstand zum Vordermann kleiner gleich der eigenen Geschwindigkeit</text:span> ist.</text:p>
      <text:p text:style-name="P4"/>
      <text:p text:style-name="P4"><text:s text:c="6"/>Im <text:span text:style-name="T10">Run Mode </text:span><text:span text:style-name="T46">AUTO6|AUTOX</text:span> wird die Zeit '<text:span text:style-name="T10">Time without jams'</text:span> gemessen. </text:p>
      <text:p text:style-name="P4"><text:s text:c="6"/>(wie lange es dauert bis der erste Stau auftritt/Wie lange noch gar kein Stau da ist).</text:p>
      <text:p text:style-name="P50"><text:s text:c="4"/></text:p>
      <text:p text:style-name="P5"><text:span text:style-name="T18"><text:s text:c="4"/></text:span><text:span text:style-name="T46">Run mode STEP1:</text:span></text:p>
      <text:p text:style-name="P25"><text:s text:c="6"/>Im <text:span text:style-name="T10">STEP1</text:span> Modus werden pro Runde/Tick nacheinander auf Tastendruck '<text:span text:style-name="T10">Leertaste</text:span>' die Zustände </text:p>
      <text:p text:style-name="P25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25"><text:s text:c="6"/>ausgegeben. </text:p>
      <text:p text:style-name="P25"><text:s text:c="6"/><text:span text:style-name="T21">Die Zeit ohne Staus wird nicht gemessen.</text:span></text:p>
      <text:p text:style-name="P25"/>
      <text:p text:style-name="P25"><text:s text:c="4"/><text:span text:style-name="T10">Run mode STEP6:</text:span></text:p>
      <text:p text:style-name="P25"><text:s text:c="6"/>Im <text:span text:style-name="T10">STEP1</text:span> Modus werden pro Runde/Tick nacheinander die Zustände </text:p>
      <text:p text:style-name="P25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25"><text:s text:c="6"/>durchloffen aber nur der Zustand <text:span text:style-name="T10">'Teste Stau'</text:span> ausgegeben. </text:p>
      <text:p text:style-name="P25"><text:s text:c="6"/>Dann wird auf ein Tastendruck '<text:span text:style-name="T10">LEER</text:span>'<text:span text:style-name="T10"> </text:span>(<text:span text:style-name="T10">Leertaste)</text:span> gewartet.</text:p>
      <text:p text:style-name="P25"><text:s text:c="6"/><text:span text:style-name="T21">Die Zeit ohne Staus wird nicht gemessen.</text:span></text:p>
      <text:p text:style-name="P4"/>
      <text:p text:style-name="P4"><text:s text:c="4"/><text:span text:style-name="T46">Run mode AUTO6:</text:span></text:p>
      <text:p text:style-name="P25"><text:s text:c="6"/>Im <text:span text:style-name="T10">AUTO6</text:span> Modus wird wie bei <text:span text:style-name="T10">STEP6</text:span> nur noch pro Runde/Tick der Zustand <text:span text:style-name="T10">'Teste Stau' </text:span>ausgegeben </text:p>
      <text:p text:style-name="P25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4"/><text:span text:style-name="T46">Run mode AUTOX:</text:span></text:p>
      <text:p text:style-name="P25"><text:s text:c="6"/>Im <text:span text:style-name="T10">AUTOX</text:span> Modus wird pro Runde/Tick nur noch die Messung (Gaugings) aktualisiert.</text:p>
      <text:p text:style-name="P25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10"><text:s text:c="2"/>Run mode </text:span><text:span text:style-name="T46">STEP1+STEP6+AUTO6+AUTOX</text:span><text:span text:style-name="T10">:</text:span></text:p>
      <text:p text:style-name="P4"><text:span text:style-name="T10"><text:s text:c="6"/></text:span>Falls [<text:span text:style-name="T10">Ticks &gt;= MAXTICKS</text:span>] wird der Algorithmus abgebrochen.</text:p>
      <text:p text:style-name="P4"><text:s text:c="6"/>Falls der Algorithmus abgebrochen wird aufgrund von [<text:span text:style-name="T10">Ticks &gt;= MAXTICKS</text:span>] und [<text:span text:style-name="T10">SAVE==ON</text:span>] </text:p>
      <text:p text:style-name="P4"><text:s text:c="6"/>wird <text:span text:style-name="T44">auch in Datei gespeichert</text:span>.</text:p>
      <text:p text:style-name="P4"><text:span text:style-name="T10"><text:s text:c="6"/></text:span>In allen Modi kann mit '<text:span text:style-name="T10">s</text:span>' abgebrochen oder mit '<text:span text:style-name="T10">e</text:span>' das Programm beendet werden.</text:p>
      <text:p text:style-name="P4"><text:s text:c="6"/>Falls [<text:span text:style-name="T10">SAVE=ON</text:span>] wird mit <text:span text:style-name="T10">'p' </text:span>abgebrochen und <text:span text:style-name="T44">die bisherige Berechnung als </text:span><text:span text:style-name="T46">*.bmp</text:span><text:span text:style-name="T44"> in </text:span></text:p>
      <text:p text:style-name="P25"><text:s text:c="6"/>eine Datei gespeichert.</text:p>
      <text:p text:style-name="P4"/>
      <text:p text:style-name="P7"/>
      <text:p text:style-name="P7"><text:s text:c="3"/></text:p>
      <text:p text:style-name="P7"/>
      <text:p text:style-name="P28"><text:s text:c="6"/></text:p>
      <text:p text:style-name="P7"><text:s text:c="3"/><text:span text:style-name="T4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:***.X%***Save to file:***********OFF**</text:p>
      <text:p text:style-name="P7"><text:s text:c="5"/>*Mode:*<text:span text:style-name="T44">Step1</text:span>***********************-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 <text:s text:c="2"/>traffic jams:*.XXXXXX****</text:p>
      <text:p text:style-name="P4"><text:s text:c="6"/><text:span text:style-name="T5">*Current traffic jams:*.XXXXXX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28"><text:s text:c="442"/></text:p>
      <text:p text:style-name="P7"><text:s text:c="2"/><text:span text:style-name="T42">Datenstrukturen</text:span></text:p>
      <text:p text:style-name="P8"/>
      <text:p text:style-name="Standard"><text:span text:style-name="T12"><text:s text:c="5"/></text:span><text:span text:style-name="T22">struct object_car <text:s text:c="28"/></text:span><text:span text:style-name="T22"><text:s/>struct gaugings</text:span></text:p>
      <text:p text:style-name="P13"><text:s text:c="5"/>{ <text:s text:c="45"/>{ <text:s text:c="98"/></text:p>
      <text:p text:style-name="P14"><text:span text:style-name="T43"><text:s text:c="8"/>int iV; <text:s text:c="39"/></text:span><text:span text:style-name="T14">int iTicks;</text:span><text:span text:style-name="T43"> <text:s text:c="74"/></text:span></text:p>
      <text:p text:style-name="P14"><text:span text:style-name="T43"><text:s text:c="8"/>int iVChange; <text:s text:c="33"/></text:span><text:span text:style-name="T14">int iTotalTrafficJams;</text:span><text:span text:style-name="T43"> <text:s text:c="80"/></text:span></text:p>
      <text:p text:style-name="P23"><text:span text:style-name="T22"><text:s text:c="8"/>int iJamGroupId; <text:s text:c="30"/></text:span><text:span text:style-name="T22">int iCurrentTrafficJams;</text:span><text:span text:style-name="T22"> <text:s text:c="87"/></text:span></text:p>
      <text:p text:style-name="P14"><text:span text:style-name="T43"><text:s text:c="8"/>int iPosition; <text:s text:c="32"/></text:span><text:span text:style-name="T14">cloc</text:span><text:span text:style-name="T43">k_t runtime;</text:span><text:span text:style-name="T43"> <text:s text:c="90"/></text:span></text:p>
      <text:p text:style-name="P13"><text:s text:c="8"/>bool bIsInJam; <text:s text:c="32"/>char acTimeStamp[TIMESTAMPLENGTH];</text:p>
      <text:p text:style-name="P23"><text:span text:style-name="T22"><text:s text:c="8"/>bool bDoDelayAtV0; <text:s text:c="28"/></text:span><text:span text:style-name="T48">//TODO colormap</text:span><text:span text:style-name="T22"> <text:s text:c="158"/></text:span></text:p>
      <text:p text:style-name="P22"><text:span text:style-name="T22"><text:s text:c="5"/>};</text:span><text:span text:style-name="T23"> <text:s text:c="3"/></text:span><text:span text:style-name="T24"><text:s text:c="41"/>}; <text:s text:c="76"/></text:span></text:p>
      <text:p text:style-name="P13"><text:span text:style-name="T23"><text:s text:c="62"/></text:span><text:span text:style-name="T7"><text:s text:c="62"/></text:span></text:p>
      <text:p text:style-name="P23"><text:span text:style-name="T23"><text:s text:c="5"/></text:span><text:span text:style-name="T24">enum states</text:span><text:span text:style-name="T24"> <text:s text:c="35"/></text:span><text:span text:style-name="T24">struct naschmodell <text:s text:c="63"/></text:span><text:span text:style-name="T24"><text:s text:c="10"/></text:span></text:p>
      <text:p text:style-name="P13"><text:s text:c="5"/>{<text:span text:style-name="T11"> <text:s text:c="45"/>{ <text:s text:c="77"/></text:span></text:p>
      <text:p text:style-name="P14"><text:span text:style-name="T43"><text:s text:c="8"/>newtick = 0,</text:span><text:span text:style-name="T14"> <text:s text:c="34"/></text:span><text:span text:style-name="T43">struct settings sSettings;</text:span><text:span text:style-name="T14"> <text:s text:c="83"/></text:span></text:p>
      <text:p text:style-name="P14"><text:span text:style-name="T43"><text:s text:c="8"/>accelerate,</text:span><text:span text:style-name="T14"> <text:s text:c="35"/></text:span><text:span text:style-name="T43">struct gaugings sGaugings;</text:span><text:span text:style-name="T14"> <text:s text:c="87"/></text:span></text:p>
      <text:p text:style-name="P14"><text:span text:style-name="T43"><text:s text:c="8"/>retard,</text:span><text:span text:style-name="T14"> <text:s text:c="39"/></text:span><text:span text:style-name="T43">struct object_car asCars[990];</text:span><text:span text:style-name="T14"> <text:s text:c="82"/></text:span></text:p>
      <text:p text:style-name="P14"><text:span text:style-name="T43"><text:s text:c="8"/>dilly_dally,</text:span><text:span text:style-name="T14"> <text:s text:c="31"/>}; <text:s text:c="91"/></text:span></text:p>
      <text:p text:style-name="P13"><text:s text:c="8"/>drive,</text:p>
      <text:p text:style-name="P14"><text:span text:style-name="T14"><text:s text:c="8"/>test_jam</text:span><text:span text:style-name="T14"> <text:s text:c="4"/></text:span><text:span text:style-name="T14"><text:s text:c="112"/></text:span></text:p>
      <text:p text:style-name="P22"><text:span text:style-name="T22"><text:s text:c="5"/>};</text:span><text:span text:style-name="T23"> <text:s text:c="16"/></text:span><text:span text:style-name="T12"><text:s text:c="32"/></text:span></text:p>
      <text:p text:style-name="P22"><text:span text:style-name="T24"><text:s text:c="3"/></text:span><text:span text:style-name="T12"><text:s text:c="48"/></text:span><text:span text:style-name="T24"><text:s text:c="4"/></text:span></text:p>
      <text:p text:style-name="P23"><text:span text:style-name="T24"><text:s text:c="5"/>struct settings <text:s text:c="31"/></text:span><text:span text:style-name="T37">enum mode</text:span></text:p>
      <text:p text:style-name="P41"><text:span text:style-name="T16"><text:s text:c="5"/></text:span><text:span text:style-name="T14">{ <text:s text:c="45"/></text:span><text:span text:style-name="T63">{</text:span></text:p>
      <text:p text:style-name="P14"><text:span text:style-name="T8"><text:s text:c="5"/></text:span><text:span text:style-name="T43"><text:s text:c="3"/>int iVMax; <text:s text:c="36"/></text:span><text:span text:style-name="T63">step1,</text:span></text:p>
      <text:p text:style-name="P41"><text:span text:style-name="T16"><text:s text:c="5"/></text:span><text:span text:style-name="T14"><text:s text:c="3"/>int iCars; <text:s text:c="36"/></text:span><text:span text:style-name="T50">step6,</text:span><text:span text:style-name="T14"> <text:s/></text:span></text:p>
      <text:p text:style-name="P14"><text:span text:style-name="T8"><text:s text:c="5"/></text:span><text:span text:style-name="T43"><text:s text:c="3"/>int iPDDProzent; <text:s text:c="30"/></text:span><text:span text:style-name="T63">auto6,</text:span></text:p>
      <text:p text:style-name="P14"><text:span text:style-name="T16"><text:s text:c="5"/></text:span><text:span text:style-name="T43"><text:s text:c="3"/>enum toggle eTCruiseControl; <text:s text:c="18"/></text:span><text:span text:style-name="T45">autoX</text:span></text:p>
      <text:p text:style-name="P23"><text:span text:style-name="T24"><text:s/></text:span><text:span text:style-name="T24"><text:s text:c="4"/></text:span><text:span text:style-name="T22"><text:s text:c="3"/>int iIncreasedDelayAtV0Prozent; <text:s text:c="9"/></text:span><text:span text:style-name="T22"><text:s text:c="3"/></text:span><text:span text:style-name="T38">};</text:span></text:p>
      <text:p text:style-name="P14"><text:span text:style-name="T43"><text:s/></text:span><text:span text:style-name="T16"><text:s text:c="5"/></text:span><text:span text:style-name="T43"><text:s text:c="2"/>enum toggle eTSaveToFile;</text:span></text:p>
      <text:p text:style-name="P14"><text:span text:style-name="T16"><text:s text:c="5"/></text:span><text:span text:style-name="T43"><text:s text:c="3"/>enum mode eMode;</text:span></text:p>
      <text:p text:style-name="P14"><text:span text:style-name="T16"><text:s text:c="8"/></text:span><text:span text:style-name="T43">char acFilename[COMPLPATHLENGTH];</text:span></text:p>
      <text:p text:style-name="P14"><text:span text:style-name="T16"><text:s text:c="5"/></text:span><text:span text:style-name="T43"><text:s text:c="3"/>char acComplFilePath[COMPLPATHLENGTH];</text:span></text:p>
      <text:p text:style-name="P22"><text:span text:style-name="T24"><text:s text:c="5"/></text:span><text:span text:style-name="T22">};</text:span><text:span text:style-name="T24"> <text:s text:c="2"/></text:span></text:p>
      <text:p text:style-name="P32"/>
      <text:p text:style-name="Standard"><text:span text:style-name="T22"><text:s text:c="2"/></text:span><text:span text:style-name="T28">Algorithmus STEP1</text:span></text:p>
      <text:p text:style-name="P12"/>
      <text:p text:style-name="Standard"><text:span text:style-name="T22"><text:s text:c="5"/></text:span><text:span text:style-name="T26">do newtick:</text:span><text:span text:style-name="T22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3"><text:s text:c="9"/>[settings</text:span><text:span text:style-name="T14">.iIncreasedDelayAtV0Prozent &gt;</text:span><text:span text:style-name="T14"> 0 &amp;&amp; iV + iVChange== 0</text:span><text:span text:style-name="T43">] { </text:span><text:span text:style-name="T14">bDoDelayAtV0 = true; }</text:span><text:span text:style-name="T43"> <text:s text:c="91"/></text:span></text:p>
      <text:p text:style-name="P13"><text:s text:c="98"/></text:p>
      <text:p text:style-name="P14"><text:span text:style-name="T43"><text:s text:c="5"/></text:span><text:span text:style-name="T3">print newtick</text:span></text:p>
      <text:p text:style-name="P18"><text:span text:style-name="T43"><text:s text:c="5"/></text:span><text:span text:style-name="T4">userinteraction</text:span></text:p>
      <text:p text:style-name="P13"><text:s text:c="167"/></text:p>
      <text:p text:style-name="P22"><text:span text:style-name="T22"><text:s text:c="5"/></text:span><text:span text:style-name="T27">do accelerate:</text:span><text:span text:style-name="T24"> <text:s text:c="195"/></text:span></text:p>
      <text:p text:style-name="P23"><text:span text:style-name="T23"><text:s text:c="5"/></text:span><text:span text:style-name="T24"><text:s text:c="4"/>[ </text:span><text:span text:style-name="T24">iV + </text:span><text:span text:style-name="T24">iVChange &lt; settings.</text:span><text:span text:style-name="T24">iVMax </text:span><text:span text:style-name="T24">] { iVChange++; } <text:s text:c="81"/></text:span></text:p>
      <text:p text:style-name="P13"><text:s text:c="5"/><text:span text:style-name="T11"><text:s text:c="78"/></text:span></text:p>
      <text:p text:style-name="P14"><text:span text:style-name="T43"><text:s text:c="5"/></text:span><text:span text:style-name="T3">print accelerate</text:span><text:span text:style-name="T43"> <text:s/></text:span></text:p>
      <text:p text:style-name="P14"><text:span text:style-name="T43"><text:s text:c="5"/></text:span><text:span text:style-name="T4">userinteraction</text:span><text:span text:style-name="T43"> <text:s text:c="89"/></text:span></text:p>
      <text:p text:style-name="P14"><text:span text:style-name="T43"><text:s text:c="5"/></text:span><text:span text:style-name="T14"><text:s text:c="91"/></text:span></text:p>
      <text:p text:style-name="P14"><text:span text:style-name="T43"><text:s text:c="5"/></text:span><text:span text:style-name="T15">do </text:span><text:span text:style-name="T3">retard:</text:span><text:span text:style-name="T14"> <text:s text:c="86"/></text:span><text:span text:style-name="T43"><text:s text:c="80"/></text:span></text:p>
      <text:p text:style-name="P6"><text:span text:style-name="T34"><text:s text:c="5"/></text:span><text:span text:style-name="T32"><text:s text:c="4"/>[iV + iVChange &gt; </text:span><text:span text:style-name="T36">diff(myCar.iPosition, carInFront.iPosition)]</text:span></text:p>
      <text:p text:style-name="P23"><text:span text:style-name="T24"><text:s text:c="3"/></text:span><text:span text:style-name="T12"><text:s text:c="2"/></text:span><text:span text:style-name="T24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4"><text:s text:c="124"/></text:span><text:s text:c="91"/></text:p>
      <text:p text:style-name="P7"><text:s text:c="5"/><text:span text:style-name="T35">print retard</text:span> <text:s text:c="3"/></text:p>
      <text:p text:style-name="P7"><text:s text:c="5"/><text:span text:style-name="T35">userinteraction</text:span> <text:s text:c="50"/><text:span text:style-name="T34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30"/>
      <text:p text:style-name="P7"><text:s text:c="5"/><text:span text:style-name="T1">do </text:span><text:span text:style-name="T30">dilly_dally:</text:span> <text:s text:c="218"/></text:p>
      <text:p text:style-name="P7"><text:s text:c="9"/>[ <text:span text:style-name="T32">iV + iVChange &gt; 0 ]</text:span></text:p>
      <text:p text:style-name="P7"><text:span text:style-name="T34"><text:s text:c="9"/>{</text:span> <text:s text:c="73"/></text:p>
      <text:p text:style-name="P5"><text:span text:style-name="T7"><text:s text:c="12"/>[</text:span><text:span text:style-name="T36">settings.</text:span><text:span text:style-name="T39">iIncreasedDelayAtV0Prozent</text:span><text:span text:style-name="T33"> &gt; 0 &amp;&amp; bDoDelayAtV0 == true</text:span><text:span text:style-name="T7">]</text:span></text:p>
      <text:p text:style-name="P7"><text:s text:c="6"/><text:span text:style-name="T44"><text:s text:c="6"/></text:span><text:span text:style-name="T21">{</text:span></text:p>
      <text:p text:style-name="P15"><text:span text:style-name="T14"><text:s text:c="15"/></text:span><text:span text:style-name="T14">bDoDelayAtV0 = false;</text:span></text:p>
      <text:p text:style-name="P16"><text:s text:c="15"/>[Random(0..100) &lt; </text:p>
      <text:p text:style-name="P16"><text:s text:c="17"/>(settings.iPDDProzent + ((100 – settings.<text:span text:style-name="T62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4"><text:s text:c="12"/></text:span>}</text:p>
      <text:p text:style-name="P22"><text:span text:style-name="T24"><text:s text:c="12"/>else [settings.</text:span><text:span text:style-name="T24">eTCruiseControl == on &amp;&amp; iV + </text:span><text:span text:style-name="T24">iVChange</text:span><text:span text:style-name="T24"> &gt;= settings.IVMax</text:span><text:span text:style-name="T24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2"><text:span text:style-name="T24"><text:s text:c="12"/>else [Random(0..100) &lt; settings.</text:span><text:span text:style-name="T24">iPDDProzent</text:span><text:span text:style-name="T24">]</text:span></text:p>
      <text:p text:style-name="P17"><text:s text:c="12"/>{</text:p>
      <text:p text:style-name="P21"><text:span text:style-name="T13"><text:s text:c="15"/></text:span><text:span text:style-name="T13">iVChange--;</text:span></text:p>
      <text:p text:style-name="P17"><text:s text:c="12"/>}</text:p>
      <text:p text:style-name="P22"><text:span text:style-name="T24"><text:s text:c="9"/>}</text:span><text:span text:style-name="T24"> <text:s/></text:span></text:p>
      <text:p text:style-name="P17"><text:s text:c="11"/></text:p>
      <text:p text:style-name="P22"><text:span text:style-name="T24"><text:s text:c="5"/></text:span><text:span text:style-name="T27">print dilly_dally</text:span><text:span text:style-name="T24"> </text:span></text:p>
      <text:p text:style-name="P22"><text:span text:style-name="T24"><text:s text:c="5"/></text:span><text:span text:style-name="T27">userinteraction</text:span><text:span text:style-name="T24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0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5">userinteraction</text:span></text:p>
      <text:p text:style-name="P20"/>
      <text:p text:style-name="P20"/>
      <text:p text:style-name="P29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5">print gaugings</text:span> <text:s text:c="2"/></text:p>
      <text:p text:style-name="P7"><text:s text:c="2"/><text:span text:style-name="T35">userinteraction</text:span> <text:s text:c="3"/></text:p>
      <text:p text:style-name="P7"/>
      <text:p text:style-name="P28"><text:span text:style-name="T1"/></text:p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4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4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45"><text:s text:c="12"/></text:span><text:span text:style-name="T34"><text:s text:c="2"/>}</text:span></text:p>
      <text:p text:style-name="P7"><text:span text:style-name="T52"><text:s text:c="11"/></text:span>}</text:p>
      <text:p text:style-name="P7"><text:s text:c="11"/>else [<text:span text:style-name="T34">diff(myCar.iPosition, carInFront.iPosition) &lt;= 1</text:span>] {</text:p>
      <text:p text:style-name="P7"><text:s text:c="14"/>[ <text:span text:style-name="T34">do_test_jam( carInFront/Id ) == true] {</text:span></text:p>
      <text:p text:style-name="P16"><text:s text:c="17"/>//FALL C</text:p>
      <text:p text:style-name="P7"><text:s text:c="17"/><text:span text:style-name="T34">bIsInJam = true; </text:span></text:p>
      <text:p text:style-name="P16"><text:s text:c="17"/>iJamGroupId = carInFront.iJamGroupId;</text:p>
      <text:p text:style-name="P7"><text:span text:style-name="T44"><text:s text:c="13"/></text:span><text:span text:style-name="T21"><text:s/>}</text:span></text:p>
      <text:p text:style-name="P7"><text:s text:c="11"/>}</text:p>
      <text:p text:style-name="P7"><text:s text:c="8"/>}</text:p>
      <text:p text:style-name="P7"><text:s text:c="8"/>return <text:span text:style-name="T34">bIsInJam;</text:span></text:p>
      <text:p text:style-name="P28"><text:s text:c="90"/></text:p>
      <text:p text:style-name="Standard"><text:span text:style-name="T22"><text:s text:c="2"/></text:span><text:span text:style-name="T28">Algorithmus </text:span><text:span text:style-name="T49">STEP1+STEP6+AUTO1+AUTOX</text:span></text:p>
      <text:p text:style-name="P16"><text:s/></text:p>
      <text:p text:style-name="P16"><text:s text:c="5"/>18 Steps</text:p>
      <text:p text:style-name="P16"/>
      <text:p text:style-name="P24"><text:span text:style-name="T33"><text:s text:c="5"/>[ 0] d</text:span><text:span text:style-name="T31">o newtick</text:span><text:span text:style-name="T33"> <text:s text:c="89"/></text:span><text:span text:style-name="T32"><text:s text:c="81"/></text:span></text:p>
      <text:p text:style-name="P14"><text:span text:style-name="T43"><text:s text:c="5"/></text:span><text:span text:style-name="T8">[ 1] </text:span><text:span text:style-name="T43">[settings.eMode == step1] {</text:span><text:span text:style-name="T3">print newtick}</text:span></text:p>
      <text:p text:style-name="P14"><text:span text:style-name="T9"><text:s text:c="5"/></text:span><text:span text:style-name="T8">[ 2] </text:span><text:span text:style-name="T4">userinteraction</text:span><text:span text:style-name="T43"> <text:s text:c="155"/></text:span></text:p>
      <text:p text:style-name="P23"><text:span text:style-name="T22"><text:s text:c="5"/></text:span><text:span text:style-name="T24">[ 3] </text:span><text:span text:style-name="T27">do accelerate</text:span><text:span text:style-name="T24"> <text:s text:c="192"/></text:span><text:span text:style-name="T22"><text:s text:c="71"/></text:span></text:p>
      <text:p text:style-name="P14"><text:span text:style-name="T43"><text:s text:c="5"/></text:span><text:span text:style-name="T8">[ 4] </text:span><text:span text:style-name="T43">[settings.eMode == step1] {</text:span><text:span text:style-name="T3">print accelerate}</text:span><text:span text:style-name="T43"> <text:s/></text:span></text:p>
      <text:p text:style-name="P14"><text:span text:style-name="T43"><text:s text:c="5"/></text:span><text:span text:style-name="T8">[ 5] </text:span><text:span text:style-name="T4">userinteraction</text:span><text:span text:style-name="T43"> <text:s text:c="178"/></text:span></text:p>
      <text:p text:style-name="P6"><text:span text:style-name="T34"><text:s text:c="5"/></text:span><text:span text:style-name="T36">[ 6] </text:span><text:span text:style-name="T35">do retard</text:span><text:span text:style-name="T34"> <text:s text:c="162"/></text:span><text:span text:style-name="T7"><text:s text:c="91"/></text:span><text:span text:style-name="T36"><text:s text:c="124"/></text:span><text:span text:style-name="T7"><text:s text:c="91"/></text:span></text:p>
      <text:p text:style-name="P7"><text:s text:c="5"/><text:span text:style-name="T34">[ 7] [settings.eMode == step1] {</text:span><text:span text:style-name="T35">print retard}</text:span> <text:s text:c="3"/></text:p>
      <text:p text:style-name="P7"><text:s text:c="5"/><text:span text:style-name="T34">[ 8] </text:span><text:span text:style-name="T35">userinteraction</text:span> <text:s text:c="50"/><text:span text:style-name="T34"><text:s text:c="124"/></text:span><text:s text:c="16"/></text:p>
      <text:p text:style-name="P7"><text:s text:c="5"/><text:span text:style-name="T34">[ 9] </text:span><text:span text:style-name="T1">do </text:span><text:span text:style-name="T35">dilly_dally</text:span> <text:s text:c="218"/></text:p>
      <text:p text:style-name="P22"><text:span text:style-name="T24"><text:s text:c="5"/>[10] [settings.eMode == step1] {</text:span><text:span text:style-name="T27">print dilly_dally}</text:span><text:span text:style-name="T24"> </text:span></text:p>
      <text:p text:style-name="P22"><text:span text:style-name="T24"><text:s text:c="5"/>[11] </text:span><text:span text:style-name="T27">userinteraction</text:span><text:span text:style-name="T12"> <text:s text:c="99"/></text:span></text:p>
      <text:p text:style-name="P7"><text:s text:c="5"/><text:span text:style-name="T34">[12] </text:span><text:span text:style-name="T1">do </text:span><text:span text:style-name="T35">drive</text:span> <text:s text:c="593"/></text:p>
      <text:p text:style-name="P7"><text:s text:c="5"/><text:span text:style-name="T34">[13] [settings.eMode == step1] {</text:span><text:span text:style-name="T1">print drive}</text:span></text:p>
      <text:p text:style-name="P7"><text:s text:c="5"/><text:span text:style-name="T34">[14] </text:span><text:span text:style-name="T35">userinteraction</text:span></text:p>
      <text:p text:style-name="P7"><text:s text:c="5"/><text:span text:style-name="T34">[15] </text:span><text:span text:style-name="T1">do test_jam(int iCarId)</text:span> <text:s text:c="60"/></text:p>
      <text:p text:style-name="P7"><text:s text:c="5"/><text:span text:style-name="T34">[16] [</text:span><text:span text:style-name="T45">settings.eMode != AUTOX</text:span><text:span text:style-name="T34">] {</text:span><text:span text:style-name="T1">print test_jam</text:span>} <text:s/><text:span text:style-name="T35">print gaugings</text:span> <text:s text:c="7"/></text:p>
      <text:p text:style-name="Standard"><text:span text:style-name="T24"><text:s text:c="5"/>[17] </text:span><text:span text:style-name="T27">userinteraction</text:span></text:p>
      <text:p text:style-name="P19"/>
      <text:p text:style-name="P19"/>
      <text:p text:style-name="P19"/>
      <text:p text:style-name="P33"/>
      <text:p text:style-name="Standard"><text:span text:style-name="T25"><text:s text:c="2"/></text:span><text:span text:style-name="T28">userinteraction</text:span></text:p>
      <text:p text:style-name="P16"><text:s text:c="2"/></text:p>
      <text:p text:style-name="Standard"><text:span text:style-name="T29"><text:s text:c="3"/></text:span><text:span text:style-name="T22">int iOpt = OP_DEFAULT;</text:span></text:p>
      <text:p text:style-name="P35"/>
      <text:p text:style-name="P35"><text:s text:c="3"/>[<text:span text:style-name="T44">pModell-&gt;sSettings.eMode == step1 || pModell-&gt;sSettings.eMode == step6</text:span>]</text:p>
      <text:p text:style-name="P35"><text:s text:c="3"/>{</text:p>
      <text:p text:style-name="P35"><text:s text:c="6"/>do</text:p>
      <text:p text:style-name="P35"><text:s text:c="6"/>{</text:p>
      <text:p text:style-name="P35"><text:s text:c="9"/>iOpt = _getch();</text:p>
      <text:p text:style-name="P35"><text:s text:c="6"/>}</text:p>
      <text:p text:style-name="P35"><text:s text:c="6"/>while (iOpt != OP_EXIT </text:p>
      <text:p text:style-name="P35"><text:s text:c="10"/>&amp;&amp; iOpt != OP_STOP </text:p>
      <text:p text:style-name="P35"><text:s text:c="10"/>&amp;&amp; iOpt != OP_STEP </text:p>
      <text:p text:style-name="P35"><text:s text:c="10"/>&amp;&amp; (pModell-&gt;sSettings.eTSaveToFile == off || iOpt != OP_PRINT));</text:p>
      <text:p text:style-name="P35"><text:s text:c="3"/>}</text:p>
      <text:p text:style-name="P35"><text:s text:c="3"/>else</text:p>
      <text:p text:style-name="P35"><text:s text:c="3"/>{</text:p>
      <text:p text:style-name="P35"><text:s text:c="6"/>[ _kbhit() == 1 ]</text:p>
      <text:p text:style-name="P35"><text:s text:c="6"/>{</text:p>
      <text:p text:style-name="P35"><text:s text:c="9"/>iOpt = _getch();</text:p>
      <text:p text:style-name="P35"/>
      <text:p text:style-name="P35"><text:s text:c="9"/>[iOpt != OP_EXIT </text:p>
      <text:p text:style-name="P35"><text:s text:c="10"/>&amp;&amp; iOpt != OP_STOP </text:p>
      <text:p text:style-name="P35"><text:s text:c="10"/>&amp;&amp; (pModell-&gt;sSettings.eTSaveToFile == off || iOpt != OP_PRINT)]</text:p>
      <text:p text:style-name="P35"><text:s text:c="9"/>{</text:p>
      <text:p text:style-name="P35"><text:s text:c="12"/>iOpt = OP_DEFAULT;</text:p>
      <text:p text:style-name="P35"><text:s text:c="9"/>}</text:p>
      <text:p text:style-name="P35"><text:s text:c="6"/>}</text:p>
      <text:p text:style-name="P35"><text:s text:c="3"/>}</text:p>
      <text:p text:style-name="P35"/>
      <text:p text:style-name="P36"><text:s text:c="3"/>return iOpt;</text:p>
      <text:p text:style-name="P42"/>
      <text:p text:style-name="P49"/>
      <text:p text:style-name="P39"/>
      <text:p text:style-name="Standard"><text:span text:style-name="T25"><text:s text:c="2"/></text:span><text:span text:style-name="T28">Erweiterungen:</text:span><text:span text:style-name="T24"> <text:s text:c="2"/></text:span></text:p>
      <text:p text:style-name="P16"/>
      <text:list xml:id="list1920982286601777343" text:style-name="L1">
        <text:list-item>
          <text:list>
            <text:list-item>
              <text:p text:style-name="P38">write log of settings + gaugings </text:p>
              <text:p text:style-name="P38"/>
            </text:list-item>
            <text:list-item>
              <text:p text:style-name="P38">colormap + speichern + Farbschemas</text:p>
              <text:p text:style-name="P38"/>
            </text:list-item>
            <text:list-item>
              <text:p text:style-name="P38">add step6 autoX m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4T07:39:12.86</dc:date>
    <dc:creator>Daniel Fritsch</dc:creator>
    <meta:editing-duration>P1DT3M38S</meta:editing-duration>
    <meta:editing-cycles>711</meta:editing-cycles>
    <meta:generator>OpenOffice/4.1.2$Win32 OpenOffice.org_project/412m3$Build-9782</meta:generator>
    <meta:document-statistic meta:table-count="0" meta:image-count="0" meta:object-count="0" meta:page-count="15" meta:paragraph-count="371" meta:word-count="1712" meta:character-count="27151"/>
  </office:meta>
</office:document-meta>
</file>